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AccumModel.updateArray( MonitorModel model ,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nitorAccumModel.getAllSamples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nitorAccumModel.getSample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nitorAccumModel.noResponse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AccumModel.addListener( Monito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AccumModel.addSample( Monitor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nitorAccumModel.MonitorAccum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nitorAccumModel.createNewMonitorMode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nitorAccumModel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AccumModel.addSample( SampleResult samp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onitorAccumModel.setBufferSize( int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AccumModel.getLastSa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AccumModel.notifyListeners( Monitor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nitorAccumModel.clear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